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30b" officeooo:paragraph-rsid="000563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ds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21:46:59.457195181</meta:creation-date>
    <dc:date>2023-08-24T21:47:39.804403308</dc:date>
    <meta:editing-duration>PT4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7.2$Linux_X86_64 LibreOffice_project/30$Build-2</meta:generator>
  </office:meta>
</office:document-meta>
</file>